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family="roman" style:font-charset="0xf001"/>
    </style:style>
  </office:automatic-styles>
  <office:body>
    <office:text>
      <text:p>
     This test case checks text position, this is an example of text with <text:span text:style-name="T1">font character set.</text:span>
  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